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2313in" style:rel-column-width="21845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cbb" officeooo:paragraph-rsid="000bccbb"/>
    </style:style>
    <style:style style:name="P2" style:family="paragraph" style:parent-style-name="Standard">
      <style:paragraph-properties fo:text-align="center" style:justify-single-word="false"/>
      <style:text-properties officeooo:rsid="000bccbb" officeooo:paragraph-rsid="000bccbb"/>
    </style:style>
    <style:style style:name="P3" style:family="paragraph" style:parent-style-name="Standard">
      <style:paragraph-properties fo:text-align="end" style:justify-single-word="false"/>
      <style:text-properties officeooo:rsid="000bccbb" officeooo:paragraph-rsid="000bccbb"/>
    </style:style>
    <style:style style:name="P4" style:family="paragraph" style:parent-style-name="Standard">
      <style:paragraph-properties fo:text-align="start" style:justify-single-word="false"/>
      <style:text-properties officeooo:rsid="000da23a" officeooo:paragraph-rsid="000da23a"/>
    </style:style>
    <style:style style:name="P5" style:family="paragraph" style:parent-style-name="Standard">
      <style:text-properties officeooo:rsid="000da23a" officeooo:paragraph-rsid="000da23a"/>
    </style:style>
    <style:style style:name="P6" style:family="paragraph" style:parent-style-name="Standard">
      <style:text-properties officeooo:rsid="000da23a" officeooo:paragraph-rsid="000da23a"/>
    </style:style>
    <style:style style:name="P7" style:family="paragraph" style:parent-style-name="Standard">
      <style:text-properties officeooo:paragraph-rsid="0010ae25"/>
    </style:style>
    <style:style style:name="P8" style:family="paragraph" style:parent-style-name="Standard">
      <style:text-properties officeooo:rsid="00113b12" officeooo:paragraph-rsid="00113b12"/>
    </style:style>
    <style:style style:name="P9" style:family="paragraph" style:parent-style-name="Standard">
      <style:text-properties officeooo:rsid="00134a2a" officeooo:paragraph-rsid="00134a2a"/>
    </style:style>
    <style:style style:name="P10" style:family="paragraph" style:parent-style-name="Standard">
      <style:text-properties officeooo:rsid="00159efd" officeooo:paragraph-rsid="00159efd"/>
    </style:style>
    <style:style style:name="P11" style:family="paragraph" style:parent-style-name="Table_20_Contents">
      <style:text-properties officeooo:rsid="001292e3" officeooo:paragraph-rsid="001292e3"/>
    </style:style>
    <style:style style:name="T1" style:family="text">
      <style:text-properties officeooo:rsid="000bccbb"/>
    </style:style>
    <style:style style:name="T2" style:family="text">
      <style:text-properties officeooo:rsid="0010ae25"/>
    </style:style>
    <style:style style:name="T3" style:family="text">
      <style:text-properties officeooo:rsid="001292e3"/>
    </style:style>
    <style:style style:name="T4" style:family="text">
      <style:text-properties officeooo:rsid="001708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03 Programación 28-09-2018</text:p>
      <text:p text:style-name="P2"/>
      <text:p text:style-name="P2"/>
      <text:p text:style-name="P3">Alejandro López</text:p>
      <text:p text:style-name="P3"/>
      <text:p text:style-name="P4">18) Libro</text:p>
      <text:p text:style-name="P4"/>
      <text:p text:style-name="P1">a) Identificador → Sí <text:span text:style-name="T2">pero no es recomendable porque empieza en mayúscula.</text:span></text:p>
      <text:p text:style-name="Standard">b) Indice dos →<text:span text:style-name="T1"> No</text:span></text:p>
      <text:p text:style-name="Standard">c) Dos palabras →<text:span text:style-name="T1"> No</text:span></text:p>
      <text:p text:style-name="Standard">d) __ →<text:span text:style-name="T1"> Sí </text:span></text:p>
      <text:p text:style-name="Standard">e) 12horas →<text:span text:style-name="T1"> No</text:span></text:p>
      <text:p text:style-name="Standard">f) hora12 →<text:span text:style-name="T1"> Sí</text:span></text:p>
      <text:p text:style-name="Standard">g) desviación →<text:span text:style-name="T1"> Sí pero no es recomendable utilizar acentos. </text:span></text:p>
      <text:p text:style-name="P7">h) año →<text:span text:style-name="T1"> Sí Sí pero no es recomendable utilizar la ñ.</text:span></text:p>
      <text:p text:style-name="Standard">i) from →<text:span text:style-name="T1"> No</text:span></text:p>
      <text:p text:style-name="Standard">j) var! →<text:span text:style-name="T1"> No</text:span></text:p>
      <text:p text:style-name="Standard">k) ‘<text:span text:style-name="T2">var’</text:span>→<text:span text:style-name="T1"> No</text:span></text:p>
      <text:p text:style-name="Standard">l) import_from →<text:span text:style-name="T1"> Sí</text:span></text:p>
      <text:p text:style-name="Standard">m) UnaVariable →<text:span text:style-name="T1"> Sí</text:span></text:p>
      <text:p text:style-name="Standard">n) a b →<text:span text:style-name="T2"> <text:s/>No</text:span></text:p>
      <text:p text:style-name="Standard">ñ) 12 →<text:span text:style-name="T2"> <text:s/>No</text:span></text:p>
      <text:p text:style-name="Standard">o) uno.dos →<text:span text:style-name="T2"> <text:s/>No</text:span></text:p>
      <text:p text:style-name="Standard">p) x →<text:span text:style-name="T2"> <text:s/>Sí</text:span></text:p>
      <text:p text:style-name="Standard">q) π →<text:span text:style-name="T2"> <text:s/>No</text:span></text:p>
      <text:p text:style-name="P7">r) área →<text:span text:style-name="T2"> <text:s/>Sí pero no es recomendable utilizar acentos.</text:span></text:p>
      <text:p text:style-name="Standard">s) area-rect →<text:span text:style-name="T2"> <text:s/>No</text:span></text:p>
      <text:p text:style-name="Standard">t) x_______1 →<text:span text:style-name="T2"> <text:s/>Sí</text:span></text:p>
      <text:p text:style-name="Standard">u) ________1 →<text:span text:style-name="T2"> <text:s/>Sí pero no es recomendable.</text:span></text:p>
      <text:p text:style-name="Standard">v) _x_ →<text:span text:style-name="T2"> <text:s/>Sí</text:span></text:p>
      <text:p text:style-name="Standard">w) x_x → Sí </text:p>
      <text:p text:style-name="Standard"/>
      <text:p text:style-name="P5">19) Libro</text:p>
      <text:p text:style-name="P5"/>
      <text:p text:style-name="P5">&gt;&gt;&gt; x= 10 </text:p>
      <text:p text:style-name="P5"/>
      <text:p text:style-name="P5">&gt;&gt;&gt; x = x * 10</text:p>
      <text:p text:style-name="P5"/>
      <text:p text:style-name="P5">&gt;&gt;&gt; x</text:p>
      <text:p text:style-name="P5"/>
      <text:p text:style-name="P8">Primero la variable x vale 10 pero después al hacer la operación se convierte en 100. </text:p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1">Linea </text:p>
          </table:table-cell>
          <table:table-cell table:style-name="Tabla1.A1" office:value-type="string">
            <text:p text:style-name="P11">X</text:p>
          </table:table-cell>
          <table:table-cell table:style-name="Tabla1.C1" office:value-type="string">
            <text:p text:style-name="P11">Salida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0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1">100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A2" office:value-type="string">
            <text:p text:style-name="Table_20_Contents">→<text:span text:style-name="T3"> </text:span></text:p>
          </table:table-cell>
          <table:table-cell table:style-name="Tabla1.C2" office:value-type="string">
            <text:p text:style-name="P11">100</text:p>
          </table:table-cell>
        </table:table-row>
      </table:table>
      <text:p text:style-name="P8"/>
      <text:p text:style-name="P5"/>
      <text:p text:style-name="P5"/>
      <text:p text:style-name="P5"/>
      <text:p text:style-name="P5"/>
      <text:p text:style-name="P5"><text:soft-page-break/>20) Libro</text:p>
      <text:p text:style-name="P5"/>
      <text:p text:style-name="P9">x = 1.1</text:p>
      <text:p text:style-name="P9"/>
      <text:p text:style-name="P9">valor = x**4+x**3+2***+2-x</text:p>
      <text:p text:style-name="P9"/>
      <text:p text:style-name="P9">print (valor)</text:p>
      <text:p text:style-name="P5"/>
      <text:p text:style-name="P10"/>
      <text:p text:style-name="P10">21) Libro</text:p>
      <text:p text:style-name="P10"/>
      <text:p text:style-name="P9">x = <text:span text:style-name="T4">10</text:span></text:p>
      <text:p text:style-name="P9"/>
      <text:p text:style-name="P9">valor = x**4+x**3+<text:span text:style-name="T4">0,5</text:span>***+2-x</text:p>
      <text:p text:style-name="P9"/>
      <text:p text:style-name="P9">print (valor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26:36.979706397</meta:creation-date>
    <dc:date>2018-10-04T08:31:16.439982226</dc:date>
    <meta:editing-duration>PT40M56S</meta:editing-duration>
    <meta:editing-cycles>10</meta:editing-cycles>
    <meta:generator>LibreOffice/5.4.7.2$Linux_X86_64 LibreOffice_project/40$Build-2</meta:generator>
    <meta:document-statistic meta:table-count="1" meta:image-count="0" meta:object-count="0" meta:page-count="2" meta:paragraph-count="50" meta:word-count="196" meta:character-count="869" meta:non-whitespace-character-count="706"/>
  </office:meta>
</office:document-meta>
</file>